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7.92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8.932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683cm" fo:break-before="auto" style:use-optimal-row-height="true"/>
    </style:style>
    <style:style style:name="ro14" style:family="table-row">
      <style:table-row-properties style:row-height="0.579c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1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0c2c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b7b3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b3cac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6f9d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1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8" style:family="table-cell" style:parent-style-name="Default">
      <style:table-cell-properties fo:padding="0.071cm"/>
      <style:text-properties style:font-name="Liberation Serif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font-name="Liberation Serif"/>
    </style:style>
    <style:style style:name="ce54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1e6a39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fo:background-color="#f7d1d5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font-name="Liberation Serif"/>
    </style:style>
    <style:style style:name="ce101" style:family="table-cell" style:parent-style-name="Default">
      <style:table-cell-properties style:glyph-orientation-vertical="0" fo:border-bottom="0.74pt solid #000000" fo:background-color="#e0c2c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8" style:family="table-cell" style:parent-style-name="Default">
      <style:text-properties style:font-name="Liberation Serif"/>
    </style:style>
    <style:style style:name="ce7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fo:background-color="#dde8cb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fo:background-color="#dee6e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3" style:family="table-cell" style:parent-style-name="Default">
      <style:text-properties fo:color="#999999" style:font-name="Liberation Serif"/>
    </style:style>
    <style:style style:name="ce105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999999" style:font-name="Liberation Serif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fo:background-color="#ffaa95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fo:background-color="#b7b3ca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</style:style>
    <style:style style:name="ce110" style:family="table-cell" style:parent-style-name="Default">
      <style:table-cell-properties style:glyph-orientation-vertical="0" fo:border-bottom="0.74pt solid #000000" fo:background-color="#ffd7d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999999" style:font-name="Liberation Serif" style:text-underline-style="none"/>
    </style:style>
    <style:style style:name="ce11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fo:background-color="#b3cac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fo:background-color="#f6f9d4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" style:family="text">
      <style:text-properties style:font-name="Courier New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5" table:default-cell-style-name="Default"/>
        <table:table-column table:style-name="co6" table:number-columns-repeated="44" table:default-cell-style-name="Default"/>
        <table:table-row table:style-name="ro1">
          <table:table-cell table:style-name="ce11" office:value-type="string" calcext:value-type="string" table:number-columns-spanned="20" table:number-rows-spanned="1">
            <text:p>CRONOGRAMA I1</text:p>
          </table:table-cell>
          <table:covered-table-cell table:number-columns-repeated="19" table:style-name="ce58"/>
          <table:table-cell table:number-columns-repeated="44"/>
        </table:table-row>
        <table:table-header-rows>
          <table:table-row table:style-name="ro2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64"/>
            <table:table-cell table:style-name="ce31" office:value-type="string" calcext:value-type="string" table:number-columns-spanned="1" table:number-rows-spanned="3">
              <text:p>ACTIVIDADES</text:p>
            </table:table-cell>
            <table:table-cell table:style-name="ce31" office:value-type="string" calcext:value-type="string" table:number-columns-spanned="2" table:number-rows-spanned="2">
              <text:p>RECURSOS</text:p>
            </table:table-cell>
            <table:covered-table-cell table:style-name="ce3"/>
            <table:table-cell table:style-name="ce90" office:value-type="string" calcext:value-type="string" table:number-columns-spanned="15" table:number-rows-spanned="1">
              <text:p>SEMANAS</text:p>
            </table:table-cell>
            <table:covered-table-cell table:number-columns-repeated="14" table:style-name="ce97"/>
            <table:table-cell table:number-columns-repeated="44"/>
          </table:table-row>
          <table:table-row table:style-name="ro2">
            <table:covered-table-cell table:style-name="ce3"/>
            <table:covered-table-cell table:style-name="ce65"/>
            <table:covered-table-cell table:number-columns-repeated="3" table:style-name="ce3"/>
            <table:table-cell table:style-name="ce91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ce98"/>
            <table:table-cell table:number-columns-repeated="44"/>
          </table:table-row>
          <table:table-row table:style-name="ro2">
            <table:covered-table-cell table:style-name="ce3"/>
            <table:covered-table-cell table:style-name="ce66"/>
            <table:covered-table-cell table:style-name="ce3"/>
            <table:table-cell table:style-name="ce79" office:value-type="string" calcext:value-type="string">
              <text:p>R1</text:p>
            </table:table-cell>
            <table:table-cell table:style-name="ce79" office:value-type="string" calcext:value-type="string">
              <text:p>R2</text:p>
            </table:table-cell>
            <table:table-cell table:style-name="ce54" office:value-type="date" office:date-value="2026-02-02" calcext:value-type="date">
              <text:p>02/feb</text:p>
            </table:table-cell>
            <table:table-cell table:style-name="ce70" office:value-type="date" office:date-value="2026-02-03" calcext:value-type="date">
              <text:p>03/feb</text:p>
            </table:table-cell>
            <table:table-cell table:style-name="ce70" table:formula="of:=[.G4]+1" office:value-type="date" office:date-value="2026-02-04" calcext:value-type="date">
              <text:p>04/feb</text:p>
            </table:table-cell>
            <table:table-cell table:style-name="ce70" table:formula="of:=[.H4]+1" office:value-type="date" office:date-value="2026-02-05" calcext:value-type="date">
              <text:p>05/feb</text:p>
            </table:table-cell>
            <table:table-cell table:style-name="ce70" table:formula="of:=[.I4]+1" office:value-type="date" office:date-value="2026-02-06" calcext:value-type="date">
              <text:p>06/feb</text:p>
            </table:table-cell>
            <table:table-cell table:style-name="ce70" table:formula="of:=[.J4]+3" office:value-type="date" office:date-value="2026-02-09" calcext:value-type="date">
              <text:p>09/feb</text:p>
            </table:table-cell>
            <table:table-cell table:style-name="ce70" table:formula="of:=[.K4]+1" office:value-type="date" office:date-value="2026-02-10" calcext:value-type="date">
              <text:p>10/feb</text:p>
            </table:table-cell>
            <table:table-cell table:style-name="ce70" table:formula="of:=[.L4]+1" office:value-type="date" office:date-value="2026-02-11" calcext:value-type="date">
              <text:p>11/feb</text:p>
            </table:table-cell>
            <table:table-cell table:style-name="ce70" table:formula="of:=[.M4]+1" office:value-type="date" office:date-value="2026-02-12" calcext:value-type="date">
              <text:p>12/feb</text:p>
            </table:table-cell>
            <table:table-cell table:style-name="ce70" table:formula="of:=[.N4]+1" office:value-type="date" office:date-value="2026-02-13" calcext:value-type="date">
              <text:p>13/feb</text:p>
            </table:table-cell>
            <table:table-cell table:style-name="ce111" table:formula="of:=[.O4]+3" office:value-type="date" office:date-value="2026-02-16" calcext:value-type="date">
              <text:p>16/feb</text:p>
            </table:table-cell>
            <table:table-cell table:style-name="ce70" table:formula="of:=[.P4]+1" office:value-type="date" office:date-value="2026-02-17" calcext:value-type="date">
              <text:p>17/feb</text:p>
            </table:table-cell>
            <table:table-cell table:style-name="ce70" table:formula="of:=[.Q4]+1" office:value-type="date" office:date-value="2026-02-18" calcext:value-type="date">
              <text:p>18/feb</text:p>
            </table:table-cell>
            <table:table-cell table:style-name="ce70" table:formula="of:=[.R4]+1" office:value-type="date" office:date-value="2026-02-19" calcext:value-type="date">
              <text:p>19/feb</text:p>
            </table:table-cell>
            <table:table-cell table:style-name="ce70" table:formula="of:=[.S4]+1" office:value-type="date" office:date-value="2026-02-20" calcext:value-type="date">
              <text:p>20/feb</text:p>
            </table:table-cell>
            <table:table-cell table:number-columns-repeated="44"/>
          </table:table-row>
        </table:table-header-rows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2" office:value-type="string" calcext:value-type="string">
            <text:p>Coordinación Semanal (diagrama de Gantt)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number-columns-repeated="44"/>
        </table:table-row>
        <table:table-row table:style-name="ro4">
          <table:table-cell table:number-columns-repeated="2" table:style-name="ce36" office:value-type="float" office:value="1" calcext:value-type="float">
            <text:p>1</text:p>
          </table:table-cell>
          <table:table-cell table:style-name="ce72" office:value-type="string" calcext:value-type="string">
            <text:p>Makefile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2" table:number-columns-repeated="5"/>
          <table:table-cell table:style-name="ce102"/>
          <table:table-cell table:style-name="ce99" table:number-columns-repeated="5"/>
          <table:table-cell table:style-name="ce105" table:number-columns-repeated="4"/>
          <table:table-cell table:number-columns-repeated="44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2" office:value-type="string" calcext:value-type="string">
            <text:p>Seed-src: Arreglar warnings y entender código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3" table:number-columns-repeated="2"/>
          <table:table-cell table:style-name="ce95"/>
          <table:table-cell table:style-name="ce102"/>
          <table:table-cell table:style-name="ce95"/>
          <table:table-cell table:style-name="ce102"/>
          <table:table-cell table:style-name="ce94"/>
          <table:table-cell table:style-name="ce105" table:number-columns-repeated="8"/>
          <table:table-cell table:number-columns-repeated="44"/>
        </table:table-row>
        <table:table-row table:style-name="ro4">
          <table:table-cell table:number-columns-repeated="2" table:style-name="ce37" office:value-type="float" office:value="2" calcext:value-type="float">
            <text:p>2</text:p>
          </table:table-cell>
          <table:table-cell table:style-name="ce72" office:value-type="string" calcext:value-type="string">
            <text:p>Seed-scr: Documentar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2"/>
          <table:table-cell table:number-columns-repeated="3" table:style-name="ce100" office:value-type="string" calcext:value-type="string">
            <text:p>R2</text:p>
          </table:table-cell>
          <table:table-cell table:style-name="ce95" table:number-columns-repeated="11"/>
          <table:table-cell table:number-columns-repeated="44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72" office:value-type="string" calcext:value-type="string">
            <text:p>Seed-scr: Estilo de programación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4" table:number-columns-repeated="5"/>
          <table:table-cell table:style-name="ce100" table:number-columns-repeated="3"/>
          <table:table-cell table:style-name="ce95" table:number-columns-repeated="3"/>
          <table:table-cell table:style-name="ce105"/>
          <table:table-cell/>
          <table:table-cell table:style-name="ce105" table:number-columns-repeated="2"/>
          <table:table-cell table:number-columns-repeated="44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72" office:value-type="string" calcext:value-type="string">
            <text:p>Crear módulo GameReade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number-columns-repeated="2" table:style-name="ce101" office:value-type="string" calcext:value-type="string">
            <text:p>R1</text:p>
          </table:table-cell>
          <table:table-cell table:style-name="ce95" table:number-columns-repeated="2"/>
          <table:table-cell table:style-name="ce67"/>
          <table:table-cell table:style-name="ce95" table:number-columns-repeated="2"/>
          <table:table-cell table:style-name="ce94" table:number-columns-repeated="3"/>
          <table:table-cell table:style-name="ce105" table:number-columns-repeated="5"/>
          <table:table-cell table:number-columns-repeated="44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72" office:value-type="string" calcext:value-type="string">
            <text:p>GameReader: Documenta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2"/>
          <table:table-cell table:style-name="ce101" office:value-type="string" calcext:value-type="string">
            <text:p>R1</text:p>
          </table:table-cell>
          <table:table-cell table:style-name="ce92"/>
          <table:table-cell table:style-name="ce94"/>
          <table:table-cell table:style-name="ce67"/>
          <table:table-cell table:style-name="ce92"/>
          <table:table-cell table:style-name="ce94"/>
          <table:table-cell table:style-name="ce95" table:number-columns-repeated="5"/>
          <table:table-cell table:style-name="ce105" table:number-columns-repeated="3"/>
          <table:table-cell table:number-columns-repeated="44"/>
        </table:table-row>
        <table:table-row table:style-name="ro4"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72" office:value-type="string" calcext:value-type="string">
            <text:p>Modificar Game con GameReade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 table:number-columns-repeated="2"/>
          <table:table-cell table:style-name="ce101" office:value-type="string" calcext:value-type="string">
            <text:p>R1</text:p>
          </table:table-cell>
          <table:table-cell table:style-name="ce94"/>
          <table:table-cell table:style-name="ce95"/>
          <table:table-cell table:style-name="ce67"/>
          <table:table-cell table:style-name="ce95" table:number-columns-repeated="6"/>
          <table:table-cell table:style-name="ce105" table:number-columns-repeated="3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72" office:value-type="string" calcext:value-type="string">
            <text:p>Object: estructura de datos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2"/>
          <table:table-cell table:style-name="ce104" office:value-type="string" calcext:value-type="string">
            <text:p>R1</text:p>
          </table:table-cell>
          <table:table-cell table:style-name="ce103"/>
          <table:table-cell table:style-name="ce95" table:number-columns-repeated="12"/>
          <table:table-cell table:number-columns-repeated="44"/>
        </table:table-row>
        <table:table-row table:style-name="ro5"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74" office:value-type="string" calcext:value-type="string">
            <text:p>Object: funciones <text:span text:style-name="T1">create</text:span>, <text:span text:style-name="T1">destroy</text:span>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/>
          <table:table-cell table:number-columns-repeated="2" table:style-name="ce104" office:value-type="string" calcext:value-type="string">
            <text:p>R1</text:p>
          </table:table-cell>
          <table:table-cell table:style-name="ce105"/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72" office:value-type="string" calcext:value-type="string">
            <text:p>Object: funciones <text:span text:style-name="T1">get</text:span>, <text:span text:style-name="T1">se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/>
          <table:table-cell table:style-name="ce92"/>
          <table:table-cell table:number-columns-repeated="2" table:style-name="ce104" office:value-type="string" calcext:value-type="string">
            <text:p>R1</text:p>
          </table:table-cell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72" office:value-type="string" calcext:value-type="string">
            <text:p>Object: función <text:span text:style-name="T1">prin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/>
          <table:table-cell table:style-name="ce92"/>
          <table:table-cell table:style-name="ce105"/>
          <table:table-cell table:style-name="ce104" office:value-type="string" calcext:value-type="string">
            <text:p>R1</text:p>
          </table:table-cell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number-columns-repeated="2" table:style-name="ce40" office:value-type="float" office:value="5" calcext:value-type="float">
            <text:p>5</text:p>
          </table:table-cell>
          <table:table-cell table:style-name="ce72" office:value-type="string" calcext:value-type="string">
            <text:p>Object: Documenta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/>
          <table:table-cell table:number-columns-repeated="3" table:style-name="ce104" office:value-type="string" calcext:value-type="string">
            <text:p>R1</text:p>
          </table:table-cell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72" office:value-type="string" calcext:value-type="string">
            <text:p>Player: estructura de datos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/>
          <table:table-cell table:style-name="ce106" office:value-type="string" calcext:value-type="string">
            <text:p>R2</text:p>
          </table:table-cell>
          <table:table-cell table:style-name="ce95"/>
          <table:table-cell table:style-name="ce105"/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74" office:value-type="string" calcext:value-type="string">
            <text:p>Player: funciones <text:span text:style-name="T1">create</text:span>, <text:span text:style-name="T1">destroy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/>
          <table:table-cell table:number-columns-repeated="2" table:style-name="ce106" office:value-type="string" calcext:value-type="string">
            <text:p>R2</text:p>
          </table:table-cell>
          <table:table-cell table:style-name="ce105"/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72" office:value-type="string" calcext:value-type="string">
            <text:p>Player: funciones <text:span text:style-name="T1">get</text:span>, <text:span text:style-name="T1">set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/>
          <table:table-cell table:style-name="ce92"/>
          <table:table-cell table:number-columns-repeated="2" table:style-name="ce106" office:value-type="string" calcext:value-type="string">
            <text:p>R2</text:p>
          </table:table-cell>
          <table:table-cell table:style-name="ce95"/>
          <table:table-cell table:style-name="ce67"/>
          <table:table-cell table:style-name="ce105" table:number-columns-repeated="2"/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72" office:value-type="string" calcext:value-type="string">
            <text:p>Player: función <text:span text:style-name="T1">print</text:span></text:p>
          </table:table-cell>
          <table:table-cell table:style-name="ce89"/>
          <table:table-cell table:style-name="ce88" office:value-type="string" calcext:value-type="string">
            <text:p>X</text:p>
          </table:table-cell>
          <table:table-cell table:style-name="ce95"/>
          <table:table-cell table:style-name="ce92" table:number-columns-repeated="2"/>
          <table:table-cell table:style-name="ce106" office:value-type="string" calcext:value-type="string">
            <text:p>R2</text:p>
          </table:table-cell>
          <table:table-cell table:style-name="ce95"/>
          <table:table-cell table:style-name="ce67"/>
          <table:table-cell table:style-name="ce105" table:number-columns-repeated="2"/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72" office:value-type="string" calcext:value-type="string">
            <text:p>Player: Documentar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/>
          <table:table-cell table:number-columns-repeated="3" table:style-name="ce106" office:value-type="string" calcext:value-type="string">
            <text:p>R2</text:p>
          </table:table-cell>
          <table:table-cell table:style-name="ce95"/>
          <table:table-cell table:style-name="ce67"/>
          <table:table-cell table:style-name="ce105" table:number-columns-repeated="2"/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72" office:value-type="string" calcext:value-type="string">
            <text:p>Modificar Gam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number-columns-repeated="3" table:style-name="ce108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72" office:value-type="string" calcext:value-type="string">
            <text:p>Modificar Spac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number-columns-repeated="2" table:style-name="ce108" office:value-type="string" calcext:value-type="string">
            <text:p>R2</text:p>
          </table:table-cell>
          <table:table-cell table:style-name="ce105"/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72" office:value-type="string" calcext:value-type="string">
            <text:p>Modificar otros módulos?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style-name="ce105" table:number-columns-repeated="10"/>
          <table:table-cell table:number-columns-repeated="44"/>
        </table:table-row>
        <table:table-row table:style-name="ro3"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72" office:value-type="string" calcext:value-type="string">
            <text:p>Comando <text:span text:style-name="T1">take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5"/>
          <table:table-cell table:number-columns-repeated="3" table:style-name="ce109" office:value-type="string" calcext:value-type="string">
            <text:p>R2</text:p>
          </table:table-cell>
          <table:table-cell table:style-name="ce92"/>
          <table:table-cell table:style-name="ce105" table:number-columns-repeated="6"/>
          <table:table-cell table:number-columns-repeated="44"/>
        </table:table-row>
        <table:table-row table:style-name="ro3"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72" office:value-type="string" calcext:value-type="string">
            <text:p>Comando <text:span text:style-name="T1">drop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5"/>
          <table:table-cell table:style-name="ce105"/>
          <table:table-cell table:number-columns-repeated="3" table:style-name="ce109" office:value-type="string" calcext:value-type="string">
            <text:p>R2</text:p>
          </table:table-cell>
          <table:table-cell table:style-name="ce105" table:number-columns-repeated="6"/>
          <table:table-cell table:number-columns-repeated="44"/>
        </table:table-row>
        <table:table-row table:style-name="ro3"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72" office:value-type="string" calcext:value-type="string">
            <text:p>Fichero de datos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/>
          <table:table-cell table:style-name="ce110" office:value-type="string" calcext:value-type="string">
            <text:p>R1</text:p>
          </table:table-cell>
          <table:table-cell table:style-name="ce105" table:number-columns-repeated="4"/>
          <table:table-cell table:style-name="ce92"/>
          <table:table-cell table:style-name="ce105"/>
          <table:table-cell table:number-columns-repeated="44"/>
        </table:table-row>
        <table:table-row table:style-name="ro3"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style-name="ce72" office:value-type="string" calcext:value-type="string">
            <text:p>Depuración de errores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6" table:number-columns-repeated="11"/>
          <table:table-cell table:style-name="ce105" table:number-columns-repeated="3"/>
          <table:table-cell table:style-name="ce92"/>
          <table:table-cell table:number-columns-repeated="44"/>
        </table:table-row>
        <table:table-row table:style-name="ro3"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</text:p>
          </table:table-cell>
          <table:table-cell table:style-name="ce72" office:value-type="string" calcext:value-type="string">
            <text:p>Revisión general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3"/>
          <table:table-cell table:style-name="ce112"/>
          <table:table-cell table:style-name="ce105"/>
          <table:table-cell table:style-name="ce92"/>
          <table:table-cell/>
          <table:table-cell table:style-name="ce105"/>
          <table:table-cell table:number-columns-repeated="44"/>
        </table:table-row>
        <table:table-row table:style-name="ro3"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" calcext:value-type="float">
            <text:p>1</text:p>
          </table:table-cell>
          <table:table-cell table:style-name="ce72" office:value-type="string" calcext:value-type="string">
            <text:p>Entrega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/>
          <table:table-cell table:style-name="ce86"/>
          <table:table-cell table:style-name="ce105"/>
          <table:table-cell table:style-name="ce113" office:value-type="string" calcext:value-type="string">
            <text:p>R1</text:p>
          </table:table-cell>
          <table:table-cell table:style-name="ce105"/>
          <table:table-cell table:style-name="ce92"/>
          <table:table-cell table:style-name="ce105" table:number-columns-repeated="2"/>
          <table:table-cell table:number-columns-repeated="44"/>
        </table:table-row>
        <table:table-row table:style-name="ro6" table:number-rows-repeated="5">
          <table:table-cell table:style-name="ce51" table:number-columns-repeated="5"/>
          <table:table-cell table:style-name="ce6" table:number-columns-repeated="6"/>
          <table:table-cell table:style-name="ce30"/>
          <table:table-cell table:style-name="ce51" table:number-columns-repeated="8"/>
          <table:table-cell table:number-columns-repeated="44"/>
        </table:table-row>
        <table:table-row table:style-name="ro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7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2">
          <table:table-cell table:style-name="ce6" table:number-columns-repeated="2"/>
          <table:table-cell table:style-name="ce51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8">
          <table:table-cell table:style-name="ce7" table:number-columns-repeated="2"/>
          <table:table-cell table:style-name="ce16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67">
          <table:table-cell table:style-name="ce7" table:number-columns-repeated="11"/>
          <table:table-cell table:style-name="ce51" table:number-columns-repeated="9"/>
          <table:table-cell table:number-columns-repeated="44"/>
        </table:table-row>
        <table:table-row table:style-name="ro9" table:number-rows-repeated="65429">
          <table:table-cell table:style-name="ce51" table:number-columns-repeated="20"/>
          <table:table-cell table:number-columns-repeated="44"/>
        </table:table-row>
        <table:table-row table:style-name="ro10">
          <table:table-cell table:style-name="ce51" table:number-columns-repeated="20"/>
          <table:table-cell table:number-columns-repeated="44"/>
        </table:table-row>
        <table:table-row table:style-name="ro11" table:number-rows-repeated="983030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CURSO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18" office:value-type="string" calcext:value-type="string">
            <text:p>IDENTIFICACIÓN DE RECURSOS</text:p>
          </table:table-cell>
          <table:table-cell/>
        </table:table-row>
        <table:table-row table:style-name="ro14">
          <table:table-cell table:style-name="ce119" office:value-type="string" calcext:value-type="string">
            <text:p>R1</text:p>
          </table:table-cell>
          <table:table-cell table:style-name="ce120" office:value-type="string" calcext:value-type="string">
            <text:p>Violeta Lozano</text:p>
          </table:table-cell>
        </table:table-row>
        <table:table-row table:style-name="ro14">
          <table:table-cell table:style-name="ce119" office:value-type="string" calcext:value-type="string">
            <text:p>R2</text:p>
          </table:table-cell>
          <table:table-cell table:style-name="ce120" office:value-type="string" calcext:value-type="string">
            <text:p>Rafael Araujo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Droid Sans Fallback" style:font-family-asian="'Droid Sans Fallback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date-style style:name="N10112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date-style style:name="N1011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0cm" fo:margin-left="1.092cm" fo:margin-right="0.508c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11:16:20.9724378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header-firs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riana Aguirre</meta:initial-creator>
    <meta:creation-date>2006-08-15T01:25:38</meta:creation-date>
    <dc:date>2026-02-03T12:56:23.116860105</dc:date>
    <meta:print-date>2006-08-15T01:27:24</meta:print-date>
    <meta:editing-duration>PT6H33S</meta:editing-duration>
    <meta:editing-cycles>44</meta:editing-cycles>
    <meta:generator>LibreOffice/24.2.7.2$Linux_X86_64 LibreOffice_project/420$Build-2</meta:generator>
    <meta:document-statistic meta:table-count="2" meta:cell-count="182" meta:object-count="0"/>
  </office:meta>
</office:document-meta>
</file>